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1.438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5"/>
    <style:style style:name="ce10" style:family="table-cell" style:parent-style-name="Default" style:data-style-name="N84"/>
    <style:style style:name="ce11" style:family="table-cell" style:parent-style-name="Default" style:data-style-name="N11">
      <style:table-cell-properties fo:background-color="#ffff00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1">
      <style:table-cell-properties fo:background-color="#ffff00"/>
    </style:style>
    <style:style style:name="ce14" style:family="table-cell" style:parent-style-name="Default" style:data-style-name="N1"/>
    <style:style style:name="ce15" style:family="table-cell" style:parent-style-name="Default" style:data-style-name="N105">
      <style:table-cell-properties fo:background-color="#ffff00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office:forms form:automatic-focus="false" form:apply-design-mode="false"/>
        <table:shapes>
          <draw:frame draw:z-index="0" draw:style-name="gr1" draw:text-style-name="P1" svg:width="15.999cm" svg:height="8.999cm" svg:x="1.422cm" svg:y="7.294cm">
            <draw:object draw:notify-on-update-of-ranges="Foglio1.B3:Foglio1.B22 Foglio1.C3:Foglio1.C20 Foglio1.B3:Foglio1.B18 Foglio1.E3:Foglio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2"/>
        <table:table-row table:style-name="ro1">
          <table:table-cell table:number-columns-repeated="2"/>
          <table:table-cell office:value-type="string" calcext:value-type="string">
            <text:p>NTN</text:p>
          </table:table-cell>
          <table:table-cell/>
          <table:table-cell office:value-type="string" calcext:value-type="string">
            <text:p>prezzi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804126" calcext:value-type="float">
            <text:p>804126</text:p>
          </table:table-cell>
          <table:table-cell/>
          <table:table-cell office:value-type="float" office:value="107.3" calcext:value-type="float">
            <text:p>107,3</text:p>
          </table:table-cell>
          <table:table-cell/>
          <table:table-cell table:formula="of:=[.C3]/#REF!-1" office:value-type="string" office:string-value="" calcext:value-type="error">
            <text:p>#RIF!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833350" calcext:value-type="float">
            <text:p>833350</text:p>
          </table:table-cell>
          <table:table-cell/>
          <table:table-cell office:value-type="float" office:value="116.1" calcext:value-type="float">
            <text:p>116,1</text:p>
          </table:table-cell>
          <table:table-cell table:formula="of:=[.C4]-[.C3]" office:value-type="float" office:value="29224" calcext:value-type="float">
            <text:p>29224</text:p>
          </table:table-cell>
          <table:table-cell table:formula="of:=[.C4]/[.C3]-1" office:value-type="float" office:value="0.0363425632301406" calcext:value-type="float">
            <text:p>0,0363425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845051" calcext:value-type="float">
            <text:p>845051</text:p>
          </table:table-cell>
          <table:table-cell/>
          <table:table-cell office:value-type="float" office:value="123.2" calcext:value-type="float">
            <text:p>123,2</text:p>
          </table:table-cell>
          <table:table-cell table:formula="of:=[.C5]-[.C4]" office:value-type="float" office:value="11701" calcext:value-type="float">
            <text:p>11701</text:p>
          </table:table-cell>
          <table:table-cell table:formula="of:=[.C5]/[.C4]-1" office:value-type="float" office:value="0.0140409191816164" calcext:value-type="float">
            <text:p>0,0140409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806225" calcext:value-type="float">
            <text:p>806225</text:p>
          </table:table-cell>
          <table:table-cell/>
          <table:table-cell office:value-type="float" office:value="126.8" calcext:value-type="float">
            <text:p>126,8</text:p>
          </table:table-cell>
          <table:table-cell table:formula="of:=[.C6]-[.C5]" office:value-type="float" office:value="-38826" calcext:value-type="float">
            <text:p>-38826</text:p>
          </table:table-cell>
          <table:table-cell table:formula="of:=[.C6]/[.C5]-1" office:value-type="float" office:value="-0.0459451559728348" calcext:value-type="float">
            <text:p>-0,045945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686587" calcext:value-type="float">
            <text:p>686587</text:p>
          </table:table-cell>
          <table:table-cell/>
          <table:table-cell office:value-type="float" office:value="126.2" calcext:value-type="float">
            <text:p>126,2</text:p>
          </table:table-cell>
          <table:table-cell table:formula="of:=[.C7]-[.C6]" office:value-type="float" office:value="-119638" calcext:value-type="float">
            <text:p>-119638</text:p>
          </table:table-cell>
          <table:table-cell table:formula="of:=[.C7]/[.C6]-1" office:value-type="float" office:value="-0.148392818381965" calcext:value-type="float">
            <text:p>-0,1483928184</text:p>
          </table:table-cell>
          <table:table-cell office:value-type="float" office:value="271775" calcext:value-type="float">
            <text:p>271775</text:p>
          </table:table-cell>
          <table:table-cell table:number-columns-repeated="2"/>
          <table:table-cell table:formula="of:=[.H7]/[.C7]" office:value-type="percentage" office:value="0.395834759469667" calcext:value-type="percentage">
            <text:p>39,58%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617286" calcext:value-type="float">
            <text:p>617286</text:p>
          </table:table-cell>
          <table:table-cell/>
          <table:table-cell office:value-type="float" office:value="126.3" calcext:value-type="float">
            <text:p>126,3</text:p>
          </table:table-cell>
          <table:table-cell table:formula="of:=[.C8]-[.C7]" office:value-type="float" office:value="-69301" calcext:value-type="float">
            <text:p>-69301</text:p>
          </table:table-cell>
          <table:table-cell table:formula="of:=[.C8]/[.C7]-1" office:value-type="float" office:value="-0.100935496885318" calcext:value-type="float">
            <text:p>-0,1009354969</text:p>
          </table:table-cell>
          <table:table-cell office:value-type="float" office:value="265438" calcext:value-type="float">
            <text:p>265438</text:p>
          </table:table-cell>
          <table:table-cell table:number-columns-repeated="2"/>
          <table:table-cell table:formula="of:=[.H8]/[.C8]" office:value-type="percentage" office:value="0.430008132373001" calcext:value-type="percentage">
            <text:p>43,00%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603176" calcext:value-type="float">
            <text:p>603176</text:p>
          </table:table-cell>
          <table:table-cell/>
          <table:table-cell office:value-type="float" office:value="127.3" calcext:value-type="float">
            <text:p>127,3</text:p>
          </table:table-cell>
          <table:table-cell table:formula="of:=[.C9]-[.C8]" office:value-type="float" office:value="-14110" calcext:value-type="float">
            <text:p>-14110</text:p>
          </table:table-cell>
          <table:table-cell table:formula="of:=[.C9]/[.C8]-1" office:value-type="float" office:value="-0.0228581241110279" calcext:value-type="float">
            <text:p>-0,0228581241</text:p>
          </table:table-cell>
          <table:table-cell office:value-type="float" office:value="253405" calcext:value-type="float">
            <text:p>253405</text:p>
          </table:table-cell>
          <table:table-cell table:number-columns-repeated="2"/>
          <table:table-cell table:formula="of:=[.H9]/[.C9]" office:value-type="percentage" office:value="0.420117842884995" calcext:value-type="percentage">
            <text:p>42,01%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48364" calcext:value-type="float">
            <text:p>448364</text:p>
          </table:table-cell>
          <table:table-cell/>
          <table:table-cell office:value-type="float" office:value="123.3" calcext:value-type="float">
            <text:p>123,3</text:p>
          </table:table-cell>
          <table:table-cell table:formula="of:=[.C10]-[.C9]" office:value-type="float" office:value="-154812" calcext:value-type="float">
            <text:p>-154812</text:p>
          </table:table-cell>
          <table:table-cell table:formula="of:=[.C10]/[.C9]-1" office:value-type="float" office:value="-0.256661405626218" calcext:value-type="float">
            <text:p>-0,2566614056</text:p>
          </table:table-cell>
          <table:table-cell office:value-type="float" office:value="155466" calcext:value-type="float">
            <text:p>155466</text:p>
          </table:table-cell>
          <table:table-cell table:number-columns-repeated="2"/>
          <table:table-cell table:formula="of:=[.H10]/[.C10]" office:value-type="percentage" office:value="0.346740594695381" calcext:value-type="percentage">
            <text:p>34,67%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06928" calcext:value-type="float">
            <text:p>406928</text:p>
          </table:table-cell>
          <table:table-cell/>
          <table:table-cell office:value-type="float" office:value="116.6" calcext:value-type="float">
            <text:p>116,6</text:p>
          </table:table-cell>
          <table:table-cell table:formula="of:=[.C11]-[.C10]" office:value-type="float" office:value="-41436" calcext:value-type="float">
            <text:p>-41436</text:p>
          </table:table-cell>
          <table:table-cell table:formula="of:=[.C11]/[.C10]-1" office:value-type="float" office:value="-0.0924159834420247" calcext:value-type="float">
            <text:p>-0,0924159834</text:p>
          </table:table-cell>
          <table:table-cell office:value-type="float" office:value="143572" calcext:value-type="float">
            <text:p>143572</text:p>
          </table:table-cell>
          <table:table-cell table:formula="of:=[.H11]-[.H10]" office:value-type="float" office:value="-11894" calcext:value-type="float">
            <text:p>-11894</text:p>
          </table:table-cell>
          <table:table-cell/>
          <table:table-cell table:formula="of:=[.H11]/[.C11]" office:value-type="percentage" office:value="0.352819171941965" calcext:value-type="percentage">
            <text:p>35,28%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421336" calcext:value-type="float">
            <text:p>421336</text:p>
          </table:table-cell>
          <table:table-cell/>
          <table:table-cell table:style-name="ce1" office:value-type="float" office:value="111.5" calcext:value-type="float">
            <text:p>111,5</text:p>
          </table:table-cell>
          <table:table-cell table:formula="of:=[.C12]-[.C11]" office:value-type="float" office:value="14408" calcext:value-type="float">
            <text:p>14408</text:p>
          </table:table-cell>
          <table:table-cell table:formula="of:=[.C12]/[.C11]-1" office:value-type="float" office:value="0.0354067550033421" calcext:value-type="float">
            <text:p>0,035406755</text:p>
          </table:table-cell>
          <table:table-cell office:value-type="float" office:value="161842" calcext:value-type="float">
            <text:p>161842</text:p>
          </table:table-cell>
          <table:table-cell table:formula="of:=[.H12]-[.H11]" office:value-type="float" office:value="18270" calcext:value-type="float">
            <text:p>18270</text:p>
          </table:table-cell>
          <table:table-cell/>
          <table:table-cell table:formula="of:=[.H12]/[.C12]" office:value-type="percentage" office:value="0.384116239770634" calcext:value-type="percentage">
            <text:p>38,41%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1" office:value-type="float" office:value="448893" calcext:value-type="float">
            <text:p>448893</text:p>
          </table:table-cell>
          <table:table-cell table:style-name="ce1"/>
          <table:table-cell table:style-name="ce1" office:value-type="float" office:value="108.9" calcext:value-type="float">
            <text:p>108,9</text:p>
          </table:table-cell>
          <table:table-cell table:formula="of:=[.C13]-[.C12]" office:value-type="float" office:value="27557" calcext:value-type="float">
            <text:p>27557</text:p>
          </table:table-cell>
          <table:table-cell table:formula="of:=[.C13]/[.C12]-1" office:value-type="float" office:value="0.0654038582034291" calcext:value-type="float">
            <text:p>0,0654038582</text:p>
          </table:table-cell>
          <table:table-cell table:style-name="ce1" office:value-type="float" office:value="193350" calcext:value-type="float">
            <text:p>193350</text:p>
          </table:table-cell>
          <table:table-cell table:number-columns-repeated="2"/>
          <table:table-cell table:formula="of:=[.H13]/[.C13]" office:value-type="percentage" office:value="0.430726253249661" calcext:value-type="percentage">
            <text:p>43,07%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TN TRIM" table:style-name="ta1">
        <table:table-column table:style-name="co2" table:default-cell-style-name="Default"/>
        <table:table-column table:style-name="co4" table:number-columns-repeated="8" table:default-cell-style-name="ce3"/>
        <table:table-column table:style-name="co5" table:default-cell-style-name="Default"/>
        <table:table-column table:style-name="co6" table:number-columns-repeated="4" table:default-cell-style-name="Default"/>
        <table:table-row table:style-name="ro1" table:number-rows-repeated="27">
          <table:table-cell table:number-columns-repeated="14"/>
        </table:table-row>
        <table:table-row table:style-name="ro1">
          <table:table-cell office:value-type="string" calcext:value-type="string">
            <text:p>ROMA</text:p>
          </table:table-cell>
          <table:table-cell table:style-name="ce4" office:value-type="float" office:value="2014" calcext:value-type="float" table:number-columns-spanned="4" table:number-rows-spanned="1">
            <text:p>2014</text:p>
          </table:table-cell>
          <table:covered-table-cell table:number-columns-repeated="3" table:style-name="ce5"/>
          <table:table-cell table:style-name="ce4" office:value-type="float" office:value="2015" calcext:value-type="float" table:number-columns-spanned="4" table:number-rows-spanned="1">
            <text:p>2015</text:p>
          </table:table-cell>
          <table:covered-table-cell table:number-columns-repeated="3" table:style-name="ce5"/>
          <table:table-cell table:number-columns-repeated="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[.F32]-[.B32]" office:value-type="float" office:value="-745" calcext:value-type="float">
            <text:p>-745</text:p>
          </table:table-cell>
          <table:table-cell table:formula="of:=[.G32]-[.C32]" office:value-type="float" office:value="352" calcext:value-type="float">
            <text:p>352</text:p>
          </table:table-cell>
          <table:table-cell table:formula="of:=[.H32]-[.D32]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6579" calcext:value-type="float">
            <text:p>6579</text:p>
          </table:table-cell>
          <table:table-cell table:style-name="ce7" office:value-type="float" office:value="6982" calcext:value-type="float">
            <text:p>6982</text:p>
          </table:table-cell>
          <table:table-cell table:style-name="ce7" office:value-type="float" office:value="6060" calcext:value-type="float">
            <text:p>6060</text:p>
          </table:table-cell>
          <table:table-cell table:style-name="ce7" office:value-type="float" office:value="7502" calcext:value-type="float">
            <text:p>7502</text:p>
          </table:table-cell>
          <table:table-cell table:style-name="ce7" office:value-type="float" office:value="5834" calcext:value-type="float">
            <text:p>5834</text:p>
          </table:table-cell>
          <table:table-cell table:style-name="ce7" office:value-type="float" office:value="7334" calcext:value-type="float">
            <text:p>7334</text:p>
          </table:table-cell>
          <table:table-cell table:style-name="ce7" office:value-type="float" office:value="6339" calcext:value-type="float">
            <text:p>6339</text:p>
          </table:table-cell>
          <table:table-cell table:style-name="ce7" table:formula="of:=[.E32]+360" office:value-type="float" office:value="7862" calcext:value-type="float">
            <text:p>7862</text:p>
          </table:table-cell>
          <table:table-cell/>
          <table:table-cell table:style-name="ce9" table:formula="of:=[.F32]/[.B32]-1" office:value-type="percentage" office:value="-0.113239094087247" calcext:value-type="percentage">
            <text:p>-11,32%</text:p>
          </table:table-cell>
          <table:table-cell table:style-name="ce9" table:formula="of:=[.G32]/[.C32]-1" office:value-type="percentage" office:value="0.050415353766829" calcext:value-type="percentage">
            <text:p>5,04%</text:p>
          </table:table-cell>
          <table:table-cell table:style-name="ce9" table:formula="of:=[.H32]/[.D32]-1" office:value-type="percentage" office:value="0.0460396039603961" calcext:value-type="percentage">
            <text:p>4,60%</text:p>
          </table:table-cell>
          <table:table-cell table:style-name="ce9" table:formula="of:=[.I32]/[.E32]-1" office:value-type="percentage" office:value="0.0479872034124234" calcext:value-type="percentage">
            <text:p>4,80%</text:p>
          </table:table-cell>
        </table:table-row>
        <table:table-row table:style-name="ro1">
          <table:table-cell table:number-columns-repeated="2"/>
          <table:table-cell table:formula="of:=[.B32]+[.C32]" office:value-type="float" office:value="13561" calcext:value-type="float">
            <text:p>13561</text:p>
          </table:table-cell>
          <table:table-cell/>
          <table:table-cell table:formula="of:=[.D32]+[.E32]" office:value-type="float" office:value="13562" calcext:value-type="float">
            <text:p>13562</text:p>
          </table:table-cell>
          <table:table-cell/>
          <table:table-cell table:formula="of:=[.F32]+[.G32]" office:value-type="float" office:value="13168" calcext:value-type="float">
            <text:p>13168</text:p>
          </table:table-cell>
          <table:table-cell/>
          <table:table-cell table:formula="of:=[.H32]+[.I32]" office:value-type="float" office:value="14201" calcext:value-type="float">
            <text:p>14201</text:p>
          </table:table-cell>
          <table:table-cell/>
          <table:table-cell table:style-name="ce9"/>
          <table:table-cell table:style-name="ce9" table:formula="of:=[.G33]/[.C33]-1" office:value-type="percentage" office:value="-0.0289801637047415" calcext:value-type="percentage">
            <text:p>-2,90%</text:p>
          </table:table-cell>
          <table:table-cell table:style-name="ce9"/>
          <table:table-cell table:style-name="ce9" table:formula="of:=[.I33]/[.E33]-1" office:value-type="percentage" office:value="0.0471169444034802" calcext:value-type="percentage">
            <text:p>4,71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8" office:value-type="float" office:value="13171" calcext:value-type="float">
            <text:p>13171</text:p>
          </table:table-cell>
          <table:table-cell table:number-columns-repeated="7"/>
        </table:table-row>
        <table:table-row table:style-name="ro1" table:number-rows-repeated="104854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utui" table:style-name="ta1">
        <office:forms form:automatic-focus="false" form:apply-design-mode="false"/>
        <table:shapes>
          <draw:frame draw:z-index="0" draw:style-name="gr1" draw:text-style-name="P1" svg:width="14.282cm" svg:height="8.931cm" svg:x="24.71cm" svg:y="1.881cm">
            <draw:object draw:notify-on-update-of-ranges="Mutui.E20:Mutui.E65 Mutui.G20:Mutui.G65 Mutui.I20:Mutui.I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2" table:default-cell-style-name="ce9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2" office:value-type="string" calcext:value-type="string">
            <text:p>Mutui a/a</text:p>
          </table:table-cell>
          <table:table-cell/>
          <table:table-cell table:style-name="ce1" office:value-type="string" calcext:value-type="string">
            <text:p>NtN</text:p>
          </table:table-cell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/>
          <table:table-cell table:style-name="ce1" office:value-type="float" office:value="169243" calcext:value-type="float">
            <text:p>1692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ennaio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ebbraio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rzo</text:p>
          </table:table-cell>
          <table:table-cell table:style-name="ce2"/>
          <table:table-cell/>
          <table:table-cell table:style-name="ce1" office:value-type="float" office:value="136780" calcext:value-type="float">
            <text:p>13678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prile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ggio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iugno</text:p>
          </table:table-cell>
          <table:table-cell table:style-name="ce2"/>
          <table:table-cell/>
          <table:table-cell table:style-name="ce1" office:value-type="float" office:value="160139" calcext:value-type="float">
            <text:p>1601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uglio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gosto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ettembre</text:p>
          </table:table-cell>
          <table:table-cell table:style-name="ce2"/>
          <table:table-cell/>
          <table:table-cell table:style-name="ce1" office:value-type="float" office:value="131125" calcext:value-type="float">
            <text:p>1311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ttobre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ovembre</text:p>
          </table:table-cell>
          <table:table-cell table:style-name="ce2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cembre</text:p>
          </table:table-cell>
          <table:table-cell table:style-name="ce2"/>
          <table:table-cell/>
          <table:table-cell table:style-name="ce1" office:value-type="float" office:value="170181" calcext:value-type="float">
            <text:p>1701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string" calcext:value-type="string">
            <text:p>gennaio</text:p>
          </table:table-cell>
          <table:table-cell table:style-name="ce2" office:value-type="percentage" office:value="-0.44" calcext:value-type="percentage">
            <text:p>-44,00%</text:p>
          </table:table-cell>
          <table:table-cell/>
          <table:table-cell table:style-name="ce2"/>
          <table:table-cell/>
          <table:table-cell office:value-type="float" office:value="110116" calcext:value-type="float">
            <text:p>110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ebbraio</text:p>
          </table:table-cell>
          <table:table-cell table:style-name="ce2" office:value-type="percentage" office:value="-0.48" calcext:value-type="percentage">
            <text:p>-48,00%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rzo</text:p>
          </table:table-cell>
          <table:table-cell table:style-name="ce2" office:value-type="percentage" office:value="-0.47" calcext:value-type="percentage">
            <text:p>-47,00%</text:p>
          </table:table-cell>
          <table:table-cell table:style-name="ce2" table:formula="of:=AVERAGE([.F18:.F20])" office:value-type="percentage" office:value="-0.463333333333333" calcext:value-type="percentage">
            <text:p>-46,33%</text:p>
          </table:table-cell>
          <table:table-cell office:value-type="float" office:value="110116" calcext:value-type="float">
            <text:p>110116</text:p>
          </table:table-cell>
          <table:table-cell table:formula="of:=[.H20]/[.H8]-1" office:value-type="percentage" office:value="-0.194940780815909" calcext:value-type="percentage">
            <text:p>-19,49%</text:p>
          </table:table-cell>
          <table:table-cell office:value-type="float" office:value="95989" calcext:value-type="float">
            <text:p>959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prile</text:p>
          </table:table-cell>
          <table:table-cell table:style-name="ce2" office:value-type="percentage" office:value="-0.45" calcext:value-type="percentage">
            <text:p>-45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ggio</text:p>
          </table:table-cell>
          <table:table-cell table:style-name="ce2" office:value-type="percentage" office:value="-0.38" calcext:value-type="percentage">
            <text:p>-38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iugno</text:p>
          </table:table-cell>
          <table:table-cell table:style-name="ce2" office:value-type="percentage" office:value="-0.42" calcext:value-type="percentage">
            <text:p>-42,00%</text:p>
          </table:table-cell>
          <table:table-cell table:style-name="ce2" table:formula="of:=AVERAGE([.F21:.F23])" office:value-type="percentage" office:value="-0.416666666666667" calcext:value-type="percentage">
            <text:p>-41,67%</text:p>
          </table:table-cell>
          <table:table-cell office:value-type="float" office:value="119707" calcext:value-type="float">
            <text:p>119707</text:p>
          </table:table-cell>
          <table:table-cell table:formula="of:=[.H23]/[.H11]-1" office:value-type="percentage" office:value="-0.252480657428859" calcext:value-type="percentage">
            <text:p>-25,25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uglio</text:p>
          </table:table-cell>
          <table:table-cell table:style-name="ce2" office:value-type="percentage" office:value="-0.44" calcext:value-type="percentage">
            <text:p>-44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gosto</text:p>
          </table:table-cell>
          <table:table-cell table:style-name="ce2" office:value-type="percentage" office:value="-0.39" calcext:value-type="percentage">
            <text:p>-39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ettembre</text:p>
          </table:table-cell>
          <table:table-cell table:style-name="ce2" office:value-type="percentage" office:value="-0.43" calcext:value-type="percentage">
            <text:p>-43,00%</text:p>
          </table:table-cell>
          <table:table-cell table:style-name="ce2" table:formula="of:=AVERAGE([.F24:.F26])" office:value-type="percentage" office:value="-0.42" calcext:value-type="percentage">
            <text:p>-42,00%</text:p>
          </table:table-cell>
          <table:table-cell office:value-type="float" office:value="95989" calcext:value-type="float">
            <text:p>95989</text:p>
          </table:table-cell>
          <table:table-cell table:formula="of:=[.H26]/[.H14]-1" office:value-type="percentage" office:value="-0.267958055290753" calcext:value-type="percentage">
            <text:p>-26,80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ttobre</text:p>
          </table:table-cell>
          <table:table-cell table:style-name="ce2" office:value-type="percentage" office:value="-0.4" calcext:value-type="percentage">
            <text:p>-40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vembre</text:p>
          </table:table-cell>
          <table:table-cell table:style-name="ce2" office:value-type="percentage" office:value="-0.32" calcext:value-type="percentage">
            <text:p>-32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icembre</text:p>
          </table:table-cell>
          <table:table-cell table:style-name="ce2" office:value-type="percentage" office:value="-0.27" calcext:value-type="percentage">
            <text:p>-27,00%</text:p>
          </table:table-cell>
          <table:table-cell table:style-name="ce2" table:formula="of:=AVERAGE([.F27:.F29])" office:value-type="percentage" office:value="-0.33" calcext:value-type="percentage">
            <text:p>-33,00%</text:p>
          </table:table-cell>
          <table:table-cell office:value-type="float" office:value="118205" calcext:value-type="float">
            <text:p>118205</text:p>
          </table:table-cell>
          <table:table-cell table:formula="of:=[.H29]/[.H17]-1" office:value-type="percentage" office:value="-0.305415998260675" calcext:value-type="percentage">
            <text:p>-30,54%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gennaio</text:p>
          </table:table-cell>
          <table:table-cell table:style-name="ce2" office:value-type="percentage" office:value="-0.14" calcext:value-type="percentage">
            <text:p>-14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ebbraio</text:p>
          </table:table-cell>
          <table:table-cell table:style-name="ce2" office:value-type="percentage" office:value="-0.1" calcext:value-type="percentage">
            <text:p>-10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“marzo 2013”</text:p>
          </table:table-cell>
          <table:table-cell table:style-name="ce2" office:value-type="percentage" office:value="-0.09" calcext:value-type="percentage">
            <text:p>-9,00%</text:p>
          </table:table-cell>
          <table:table-cell table:style-name="ce2" table:formula="of:=AVERAGE([.F30:.F32])" office:value-type="percentage" office:value="-0.11" calcext:value-type="percentage">
            <text:p>-11,00%</text:p>
          </table:table-cell>
          <table:table-cell office:value-type="float" office:value="94555" calcext:value-type="float">
            <text:p>94555</text:p>
          </table:table-cell>
          <table:table-cell table:formula="of:=[.H32]/[.H20]-1" office:value-type="percentage" office:value="-0.141314613680119" calcext:value-type="percentage">
            <text:p>-14,13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prile</text:p>
          </table:table-cell>
          <table:table-cell table:style-name="ce2" office:value-type="percentage" office:value="-0.09" calcext:value-type="percentage">
            <text:p>-9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ggio</text:p>
          </table:table-cell>
          <table:table-cell table:style-name="ce2" office:value-type="percentage" office:value="-0.12" calcext:value-type="percentage">
            <text:p>-12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iugno</text:p>
          </table:table-cell>
          <table:table-cell table:style-name="ce2" office:value-type="percentage" office:value="-0.06" calcext:value-type="percentage">
            <text:p>-6,00%</text:p>
          </table:table-cell>
          <table:table-cell table:style-name="ce2" table:formula="of:=AVERAGE([.F33:.F35])" office:value-type="percentage" office:value="-0.09" calcext:value-type="percentage">
            <text:p>-9,00%</text:p>
          </table:table-cell>
          <table:table-cell table:style-name="ce12" office:value-type="float" office:value="108683" calcext:value-type="float">
            <text:p>108683</text:p>
          </table:table-cell>
          <table:table-cell office:value-type="percentage" office:value="0.149415683993443" calcext:value-type="percentage">
            <text:p>14,94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uglio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gosto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ettembre</text:p>
          </table:table-cell>
          <table:table-cell table:style-name="ce2" office:value-type="percentage" office:value="0.073" calcext:value-type="percentage">
            <text:p>7,30%</text:p>
          </table:table-cell>
          <table:table-cell table:style-name="ce2" table:formula="of:=AVERAGE([.F36:.F38])" office:value-type="percentage" office:value="0.0443333333333333" calcext:value-type="percentage">
            <text:p>4,43%</text:p>
          </table:table-cell>
          <table:table-cell table:style-name="ce12" office:value-type="float" office:value="91083" calcext:value-type="float">
            <text:p>91083</text:p>
          </table:table-cell>
          <table:table-cell office:value-type="percentage" office:value="-0.161938849682103" calcext:value-type="percentage">
            <text:p>-16,19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ttobre</text:p>
          </table:table-cell>
          <table:table-cell table:style-name="ce2" office:value-type="percentage" office:value="0.012" calcext:value-type="percentage">
            <text:p>1,2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vembre</text:p>
          </table:table-cell>
          <table:table-cell table:style-name="ce2" office:value-type="percentage" office:value="0.076" calcext:value-type="percentage">
            <text:p>7,6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icembre</text:p>
          </table:table-cell>
          <table:table-cell table:style-name="ce2" office:value-type="percentage" office:value="0.065" calcext:value-type="percentage">
            <text:p>6,50%</text:p>
          </table:table-cell>
          <table:table-cell table:style-name="ce2" table:formula="of:=AVERAGE([.F39:.F41])" office:value-type="percentage" office:value="0.051" calcext:value-type="percentage">
            <text:p>5,10%</text:p>
          </table:table-cell>
          <table:table-cell table:style-name="ce12" office:value-type="float" office:value="108804" calcext:value-type="float">
            <text:p>108804</text:p>
          </table:table-cell>
          <table:table-cell office:value-type="percentage" office:value="0.194558808998386" calcext:value-type="percentage">
            <text:p>19,46%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gennaio</text:p>
          </table:table-cell>
          <table:table-cell table:style-name="ce2" office:value-type="percentage" office:value="0.105" calcext:value-type="percentage">
            <text:p>10,5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ebbraio</text:p>
          </table:table-cell>
          <table:table-cell table:style-name="ce2" office:value-type="percentage" office:value="0.084" calcext:value-type="percentage">
            <text:p>8,40%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rzo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table:formula="of:=AVERAGE([.F42:.F44])" office:value-type="percentage" office:value="0.0963333333333333" calcext:value-type="percentage">
            <text:p>9,63%</text:p>
          </table:table-cell>
          <table:table-cell table:style-name="ce12" office:value-type="float" office:value="98446" calcext:value-type="float">
            <text:p>98446</text:p>
          </table:table-cell>
          <table:table-cell office:value-type="percentage" office:value="0.0412" calcext:value-type="percentage">
            <text:p>4,12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prile</text:p>
          </table:table-cell>
          <table:table-cell table:style-name="ce2" office:value-type="percentage" office:value="0.126" calcext:value-type="percentage">
            <text:p>12,60%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ggio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iugno</text:p>
          </table:table-cell>
          <table:table-cell table:style-name="ce2" office:value-type="percentage" office:value="0.141" calcext:value-type="percentage">
            <text:p>14,10%</text:p>
          </table:table-cell>
          <table:table-cell table:style-name="ce2" table:formula="of:=AVERAGE([.F45:.F47])" office:value-type="percentage" office:value="0.111" calcext:value-type="percentage">
            <text:p>11,10%</text:p>
          </table:table-cell>
          <table:table-cell table:style-name="ce12" office:value-type="float" office:value="107647" calcext:value-type="float">
            <text:p>107647</text:p>
          </table:table-cell>
          <table:table-cell office:value-type="percentage" office:value="-0.0095" calcext:value-type="percentage">
            <text:p>-0,95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uglio</text:p>
          </table:table-cell>
          <table:table-cell table:style-name="ce2" office:value-type="percentage" office:value="0.181" calcext:value-type="percentage">
            <text:p>18,10%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gosto</text:p>
          </table:table-cell>
          <table:table-cell table:style-name="ce2" office:value-type="percentage" office:value="0.147" calcext:value-type="percentage">
            <text:p>14,70%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ettembre</text:p>
          </table:table-cell>
          <table:table-cell table:style-name="ce2" office:value-type="percentage" office:value="0.147" calcext:value-type="percentage">
            <text:p>14,70%</text:p>
          </table:table-cell>
          <table:table-cell table:style-name="ce2" table:formula="of:=AVERAGE([.F48:.F50])" office:value-type="percentage" office:value="0.158333333333333" calcext:value-type="percentage">
            <text:p>15,83%</text:p>
          </table:table-cell>
          <table:table-cell table:style-name="ce12" office:value-type="float" office:value="94888" calcext:value-type="float">
            <text:p>94888</text:p>
          </table:table-cell>
          <table:table-cell office:value-type="percentage" office:value="0.0418" calcext:value-type="percentage">
            <text:p>4,18%</text:p>
          </table:table-cell>
          <table:table-cell table:formula="of:=[.I50]/([.G47]+[.G44])" office:value-type="float" office:value="0.201607717041801" calcext:value-type="float">
            <text:p>0,2016077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ttobre</text:p>
          </table:table-cell>
          <table:table-cell table:style-name="ce2" office:value-type="percentage" office:value="0.221" calcext:value-type="percentage">
            <text:p>22,1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ovembre</text:p>
          </table:table-cell>
          <table:table-cell table:style-name="ce2" office:value-type="percentage" office:value="0.211" calcext:value-type="percentage">
            <text:p>21,1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icembre</text:p>
          </table:table-cell>
          <table:table-cell table:style-name="ce2" office:value-type="percentage" office:value="0.306" calcext:value-type="percentage">
            <text:p>30,60%</text:p>
          </table:table-cell>
          <table:table-cell table:style-name="ce2" table:formula="of:=AVERAGE([.F51:.F53])" office:value-type="percentage" office:value="0.246" calcext:value-type="percentage">
            <text:p>24,60%</text:p>
          </table:table-cell>
          <table:table-cell table:style-name="ce12" office:value-type="float" office:value="116543" calcext:value-type="float">
            <text:p>116543</text:p>
          </table:table-cell>
          <table:table-cell office:value-type="percentage" office:value="0.0711" calcext:value-type="percentage">
            <text:p>7,11%</text:p>
          </table:table-cell>
          <table:table-cell table:formula="of:=[.I53]/([.G50]+[.G47])" office:value-type="float" office:value="0.263985148514851" calcext:value-type="float">
            <text:p>0,26398514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string" calcext:value-type="string">
            <text:p>gennaio</text:p>
          </table:table-cell>
          <table:table-cell table:style-name="ce2" office:value-type="percentage" office:value="0.226" calcext:value-type="percentage">
            <text:p>22,6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ebbraio</text:p>
          </table:table-cell>
          <table:table-cell table:style-name="ce2" office:value-type="percentage" office:value="0.387" calcext:value-type="percentage">
            <text:p>38,7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arzo</text:p>
          </table:table-cell>
          <table:table-cell table:style-name="ce2" office:value-type="percentage" office:value="0.494" calcext:value-type="percentage">
            <text:p>49,40%</text:p>
          </table:table-cell>
          <table:table-cell table:style-name="ce2" table:formula="of:=AVERAGE([.F54:.F56])" office:value-type="percentage" office:value="0.369" calcext:value-type="percentage">
            <text:p>36,90%</text:p>
          </table:table-cell>
          <table:table-cell table:style-name="ce12" office:value-type="float" office:value="95455" calcext:value-type="float">
            <text:p>95455</text:p>
          </table:table-cell>
          <table:table-cell office:value-type="percentage" office:value="-0.0304" calcext:value-type="percentage">
            <text:p>-3,04%</text:p>
          </table:table-cell>
          <table:table-cell table:formula="of:=[.I56]/([.G53]+[.G50])" office:value-type="float" office:value="-0.0751854905193735" calcext:value-type="float">
            <text:p>-0,07518549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prile</text:p>
          </table:table-cell>
          <table:table-cell table:style-name="ce2" office:value-type="percentage" office:value="0.719" calcext:value-type="percentage">
            <text:p>71,9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aggio</text:p>
          </table:table-cell>
          <table:table-cell table:style-name="ce2" office:value-type="percentage" office:value="0.845" calcext:value-type="percentage">
            <text:p>84,5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iugno</text:p>
          </table:table-cell>
          <table:table-cell table:style-name="ce2" office:value-type="percentage" office:value="0.587" calcext:value-type="percentage">
            <text:p>58,70%</text:p>
          </table:table-cell>
          <table:table-cell table:style-name="ce2" table:formula="of:=AVERAGE([.F57:.F59])" office:value-type="percentage" office:value="0.717" calcext:value-type="percentage">
            <text:p>71,70%</text:p>
          </table:table-cell>
          <table:table-cell table:style-name="ce12" office:value-type="float" office:value="116523" calcext:value-type="float">
            <text:p>116523</text:p>
          </table:table-cell>
          <table:table-cell office:value-type="percentage" office:value="0.0825" calcext:value-type="percentage">
            <text:p>8,25%</text:p>
          </table:table-cell>
          <table:table-cell table:formula="of:=[.I59]/([.G56]+[.G53])" office:value-type="float" office:value="0.134146341463415" calcext:value-type="float">
            <text:p>0,13414634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uglio</text:p>
          </table:table-cell>
          <table:table-cell table:style-name="ce2" office:value-type="percentage" office:value="0.632" calcext:value-type="percentage">
            <text:p>63,2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gosto</text:p>
          </table:table-cell>
          <table:table-cell table:style-name="ce2" office:value-type="percentage" office:value="0.5757" calcext:value-type="percentage">
            <text:p>57,57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ttembre</text:p>
          </table:table-cell>
          <table:table-cell table:style-name="ce2" office:value-type="percentage" office:value="0.54" calcext:value-type="percentage">
            <text:p>54,00%</text:p>
          </table:table-cell>
          <table:table-cell table:style-name="ce2" table:formula="of:=AVERAGE([.F60:.F62])" office:value-type="percentage" office:value="0.582566666666667" calcext:value-type="percentage">
            <text:p>58,26%</text:p>
          </table:table-cell>
          <table:table-cell table:style-name="ce12" office:value-type="float" office:value="105105" calcext:value-type="float">
            <text:p>105105</text:p>
          </table:table-cell>
          <table:table-cell office:value-type="percentage" office:value="0.1077" calcext:value-type="percentage">
            <text:p>10,77%</text:p>
          </table:table-cell>
          <table:table-cell table:formula="of:=[.I62]/([.G59]+[.G56])" office:value-type="float" office:value="0.0991712707182321" calcext:value-type="float">
            <text:p>0,09917127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ttobre</text:p>
          </table:table-cell>
          <table:table-cell table:style-name="ce2" office:value-type="percentage" office:value="0.425" calcext:value-type="percentage">
            <text:p>42,5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ovembre</text:p>
          </table:table-cell>
          <table:table-cell table:style-name="ce2" office:value-type="percentage" office:value="0.424" calcext:value-type="percentage">
            <text:p>42,40%</text:p>
          </table:table-cell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icembre</text:p>
          </table:table-cell>
          <table:table-cell table:style-name="ce2" office:value-type="percentage" office:value="0.533" calcext:value-type="percentage">
            <text:p>53,30%</text:p>
          </table:table-cell>
          <table:table-cell table:style-name="ce2" table:formula="of:=AVERAGE([.F63:.F65])" office:value-type="percentage" office:value="0.460666666666667" calcext:value-type="percentage">
            <text:p>46,07%</text:p>
          </table:table-cell>
          <table:table-cell table:style-name="ce12" office:value-type="float" office:value="127553" calcext:value-type="float">
            <text:p>127553</text:p>
          </table:table-cell>
          <table:table-cell office:value-type="percentage" office:value="0.0945" calcext:value-type="percentage">
            <text:p>9,45%</text:p>
          </table:table-cell>
          <table:table-cell table:formula="of:=[.I65]/([.G62]+[.G59])" office:value-type="float" office:value="0.0727165465411547" calcext:value-type="float">
            <text:p>0,0727165465</text:p>
          </table:table-cell>
          <table:table-cell table:formula="of:=AVERAGE([.J50:.J65])" office:value-type="float" office:value="0.116073588960013" calcext:value-type="float">
            <text:p>0,1160735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gennaio</text:p>
          </table:table-cell>
          <table:table-cell table:style-name="ce2" office:value-type="percentage" office:value="0.486" calcext:value-type="percentage">
            <text:p>48,60%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ebbraio</text:p>
          </table:table-cell>
          <table:table-cell table:style-name="ce2" office:value-type="percentage" office:value="0.324" calcext:value-type="percentage">
            <text:p>32,40%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Stim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rzo</text:p>
          </table:table-cell>
          <table:table-cell table:style-name="ce2" office:value-type="percentage" office:value="0.173" calcext:value-type="percentage">
            <text:p>17,30%</text:p>
          </table:table-cell>
          <table:table-cell table:style-name="ce2" table:formula="of:=AVERAGE([.F66:.F68])" office:value-type="percentage" office:value="0.327666666666667" calcext:value-type="percentage">
            <text:p>32,77%</text:p>
          </table:table-cell>
          <table:table-cell table:style-name="ce13" table:formula="of:=(1+[.I68])*[.H56]" office:value-type="float" office:value="107013.821312549" calcext:value-type="float">
            <text:p>107014</text:p>
          </table:table-cell>
          <table:table-cell table:style-name="ce15" table:formula="of:=([.G65]+[.G62])*[.K65]" office:value-type="percentage" office:value="0.121091837122718" calcext:value-type="percentage">
            <text:p>12,11%</text:p>
          </table:table-cell>
          <table:table-cell table:number-columns-repeated="2"/>
          <table:table-cell table:style-name="ce2" office:value-type="percentage" office:value="0.173" calcext:value-type="percentage">
            <text:p>17,30%</text:p>
          </table:table-cell>
          <table:table-cell table:style-name="ce2" office:value-type="percentage" office:value="0.327666666666667" calcext:value-type="percentage">
            <text:p>32,77%</text:p>
          </table:table-cell>
          <table:table-cell office:value-type="float" office:value="107013.821312549" calcext:value-type="float">
            <text:p>107013,821312549</text:p>
          </table:table-cell>
          <table:table-cell table:style-name="ce2" office:value-type="percentage" office:value="0.121091837122718" calcext:value-type="percentage">
            <text:p>12,11%</text:p>
          </table:table-cell>
          <table:table-cell table:style-name="ce2"/>
        </table:table-row>
        <table:table-row table:style-name="ro1">
          <table:table-cell table:number-columns-repeated="4"/>
          <table:table-cell office:value-type="string" calcext:value-type="string">
            <text:p>aprile</text:p>
          </table:table-cell>
          <table:table-cell table:style-name="ce2" office:value-type="percentage" office:value="0.086" calcext:value-type="percentage">
            <text:p>8,60%</text:p>
          </table:table-cell>
          <table:table-cell table:style-name="ce2" office:value-type="string" calcext:value-type="string">
            <text:p><text:s/></text:p>
          </table:table-cell>
          <table:table-cell table:style-name="ce14"/>
          <table:table-cell table:style-name="Default"/>
          <table:table-cell table:number-columns-repeated="2"/>
          <table:table-cell table:style-name="ce2" office:value-type="percentage" office:value="0.086" calcext:value-type="percentage">
            <text:p>8,60%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gio</text:p>
          </table:table-cell>
          <table:table-cell table:style-name="ce11" office:value-type="percentage" office:value="0.04" calcext:value-type="percentage">
            <text:p>4,00%</text:p>
          </table:table-cell>
          <table:table-cell table:style-name="ce11" office:value-type="string" calcext:value-type="string">
            <text:p><text:s/></text:p>
          </table:table-cell>
          <table:table-cell table:style-name="ce14"/>
          <table:table-cell table:style-name="Default"/>
          <table:table-cell table:number-columns-repeated="2"/>
          <table:table-cell table:style-name="ce2" office:value-type="percentage" office:value="0.04" calcext:value-type="percentage">
            <text:p>4,00%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iugno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1" table:formula="of:=AVERAGE([.F69:.F71])" office:value-type="percentage" office:value="0.052" calcext:value-type="percentage">
            <text:p>5,20%</text:p>
          </table:table-cell>
          <table:table-cell table:style-name="ce13" table:formula="of:=(1+[.F69])*[.H59]" office:value-type="float" office:value="126543.978" calcext:value-type="float">
            <text:p>126544</text:p>
          </table:table-cell>
          <table:table-cell table:style-name="ce15" table:formula="of:=([.G68]+[.G65])*[.K65]" office:value-type="percentage" office:value="0.0915046792968105" calcext:value-type="percentage">
            <text:p>9,15%</text:p>
          </table:table-cell>
          <table:table-cell table:number-columns-repeated="2"/>
          <table:table-cell table:style-name="ce2" office:value-type="percentage" office:value="0.03" calcext:value-type="percentage">
            <text:p>3,00%</text:p>
          </table:table-cell>
          <table:table-cell table:style-name="ce2" office:value-type="percentage" office:value="0.052" calcext:value-type="percentage">
            <text:p>5,20%</text:p>
          </table:table-cell>
          <table:table-cell office:value-type="float" office:value="126543.978" calcext:value-type="float">
            <text:p>126543,978</text:p>
          </table:table-cell>
          <table:table-cell table:style-name="ce2" office:value-type="percentage" office:value="0.0915046792968105" calcext:value-type="percentage">
            <text:p>9,15%</text:p>
          </table:table-cell>
          <table:table-cell table:style-name="ce2"/>
        </table:table-row>
        <table:table-row table:style-name="ro1">
          <table:table-cell table:number-columns-repeated="4"/>
          <table:table-cell office:value-type="string" calcext:value-type="string">
            <text:p>luglio</text:p>
          </table:table-cell>
          <table:table-cell table:style-name="ce11" office:value-type="percentage" office:value="0.01" calcext:value-type="percentage">
            <text:p>1,00%</text:p>
          </table:table-cell>
          <table:table-cell table:style-name="ce11" office:value-type="string" calcext:value-type="string">
            <text:p><text:s/></text:p>
          </table:table-cell>
          <table:table-cell/>
          <table:table-cell table:style-name="Default"/>
          <table:table-cell table:number-columns-repeated="2"/>
          <table:table-cell table:style-name="ce2" office:value-type="percentage" office:value="0.01" calcext:value-type="percentage">
            <text:p>1,00%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gosto</text:p>
          </table:table-cell>
          <table:table-cell table:style-name="ce11" office:value-type="percentage" office:value="0" calcext:value-type="percentage">
            <text:p>0,00%</text:p>
          </table:table-cell>
          <table:table-cell table:style-name="ce11" office:value-type="string" calcext:value-type="string">
            <text:p><text:s/></text:p>
          </table:table-cell>
          <table:table-cell/>
          <table:table-cell table:style-name="Default"/>
          <table:table-cell table:number-columns-repeated="2"/>
          <table:table-cell table:style-name="ce2" office:value-type="percentage" office:value="0" calcext:value-type="percentage">
            <text:p>0,00%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ttembre</text:p>
          </table:table-cell>
          <table:table-cell table:style-name="ce11" office:value-type="percentage" office:value="-0.03" calcext:value-type="percentage">
            <text:p>-3,00%</text:p>
          </table:table-cell>
          <table:table-cell table:style-name="ce11" table:formula="of:=AVERAGE([.F72:.F74])" office:value-type="percentage" office:value="-0.00666666666666667" calcext:value-type="percentage">
            <text:p>-0,67%</text:p>
          </table:table-cell>
          <table:table-cell table:style-name="ce13" table:formula="of:=(1+[.F72])*[.H62]" office:value-type="float" office:value="106156.05" calcext:value-type="float">
            <text:p>106156</text:p>
          </table:table-cell>
          <table:table-cell table:style-name="ce15" table:formula="of:=([.G71]+[.G68])*[.K65]" office:value-type="percentage" office:value="0.0440692726084851" calcext:value-type="percentage">
            <text:p>4,41%</text:p>
          </table:table-cell>
          <table:table-cell table:number-columns-repeated="2"/>
          <table:table-cell table:style-name="ce2" office:value-type="percentage" office:value="-0.03" calcext:value-type="percentage">
            <text:p>-3,00%</text:p>
          </table:table-cell>
          <table:table-cell table:style-name="ce2" office:value-type="percentage" office:value="-0.00666666666666667" calcext:value-type="percentage">
            <text:p>-0,67%</text:p>
          </table:table-cell>
          <table:table-cell office:value-type="float" office:value="106156.05" calcext:value-type="float">
            <text:p>106156,05</text:p>
          </table:table-cell>
          <table:table-cell table:style-name="ce2" office:value-type="percentage" office:value="0.0440692726084851" calcext:value-type="percentage">
            <text:p>4,41%</text:p>
          </table:table-cell>
          <table:table-cell table:style-name="ce2"/>
        </table:table-row>
        <table:table-row table:style-name="ro1">
          <table:table-cell table:number-columns-repeated="4"/>
          <table:table-cell office:value-type="string" calcext:value-type="string">
            <text:p>ottobre</text:p>
          </table:table-cell>
          <table:table-cell table:style-name="ce11" office:value-type="percentage" office:value="4.03" calcext:value-type="percentage">
            <text:p>403,00%</text:p>
          </table:table-cell>
          <table:table-cell table:style-name="ce11" office:value-type="string" calcext:value-type="string">
            <text:p><text:s/></text:p>
          </table:table-cell>
          <table:table-cell/>
          <table:table-cell table:style-name="Default"/>
          <table:table-cell table:number-columns-repeated="2"/>
          <table:table-cell table:style-name="ce2" office:value-type="percentage" office:value="4.03" calcext:value-type="percentage">
            <text:p>403,00%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vembre</text:p>
          </table:table-cell>
          <table:table-cell table:style-name="ce11" office:value-type="percentage" office:value="5.03" calcext:value-type="percentage">
            <text:p>503,00%</text:p>
          </table:table-cell>
          <table:table-cell table:style-name="ce11" office:value-type="string" calcext:value-type="string">
            <text:p><text:s/></text:p>
          </table:table-cell>
          <table:table-cell/>
          <table:table-cell table:style-name="Default"/>
          <table:table-cell table:number-columns-repeated="2"/>
          <table:table-cell table:style-name="ce2" office:value-type="percentage" office:value="5.03" calcext:value-type="percentage">
            <text:p>503,00%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cembre</text:p>
          </table:table-cell>
          <table:table-cell table:style-name="ce11" office:value-type="percentage" office:value="6.03" calcext:value-type="percentage">
            <text:p>603,00%</text:p>
          </table:table-cell>
          <table:table-cell table:style-name="ce11" office:value-type="percentage" office:value="0" calcext:value-type="percentage">
            <text:p>0,00%</text:p>
          </table:table-cell>
          <table:table-cell/>
          <table:table-cell table:style-name="ce15" table:formula="of:=([.G74]+[.G71])*[.K65]" office:value-type="percentage" office:value="0.00526200269952061" calcext:value-type="percentage">
            <text:p>0,53%</text:p>
          </table:table-cell>
          <table:table-cell table:style-name="ce2" table:formula="of:=AVERAGE([.I68:.I77])" office:value-type="percentage" office:value="0.0654819479318835" calcext:value-type="percentage">
            <text:p>6,55%</text:p>
          </table:table-cell>
          <table:table-cell/>
          <table:table-cell table:style-name="ce2" office:value-type="percentage" office:value="6.03" calcext:value-type="percentage">
            <text:p>603,00%</text:p>
          </table:table-cell>
          <table:table-cell table:style-name="ce2" office:value-type="percentage" office:value="0" calcext:value-type="percentage">
            <text:p>0,00%</text:p>
          </table:table-cell>
          <table:table-cell/>
          <table:table-cell table:style-name="ce2" office:value-type="percentage" office:value="0.00526200269952061" calcext:value-type="percentage">
            <text:p>0,53%</text:p>
          </table:table-cell>
          <table:table-cell table:style-name="ce2" office:value-type="percentage" office:value="0.0654819479318835" calcext:value-type="percentage">
            <text:p>6,55%</text:p>
          </table:table-cell>
        </table:table-row>
        <table:table-row table:style-name="ro1">
          <table:table-cell table:number-columns-repeated="11"/>
          <table:table-cell table:style-name="ce2" table:number-columns-repeated="2"/>
          <table:table-cell table:number-columns-repeated="3"/>
        </table:table-row>
        <table:table-row table:style-name="ro1" table:number-rows-repeated="104849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oglio4" table:style-name="ta1">
        <table:table-column table:style-name="co2" table:number-columns-repeated="10" table:default-cell-style-name="Default"/>
        <table:table-column table:style-name="co2" table:default-cell-style-name="ce9"/>
        <table:table-row table:style-name="ro2">
          <table:table-cell table:number-columns-repeated="3"/>
          <table:table-cell office:value-type="string" calcext:value-type="string">
            <text:p>I-12</text:p>
          </table:table-cell>
          <table:table-cell office:value-type="float" office:value="55445" calcext:value-type="float">
            <text:p>55445</text:p>
          </table:table-cell>
          <table:table-cell office:value-type="float" office:value="23618" calcext:value-type="float">
            <text:p>23618</text:p>
          </table:table-cell>
          <table:table-cell office:value-type="float" office:value="31053" calcext:value-type="float">
            <text:p>31053</text:p>
          </table:table-cell>
          <table:table-cell office:value-type="float" office:value="35198" calcext:value-type="float">
            <text:p>35198</text:p>
          </table:table-cell>
          <table:table-cell office:value-type="float" office:value="74918" calcext:value-type="float">
            <text:p>74918</text:p>
          </table:table-cell>
          <table:table-cell office:value-type="float" office:value="110116" calcext:value-type="float">
            <text:p>110116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I-12</text:p>
          </table:table-cell>
          <table:table-cell office:value-type="float" office:value="60623" calcext:value-type="float">
            <text:p>60623</text:p>
          </table:table-cell>
          <table:table-cell office:value-type="float" office:value="25478" calcext:value-type="float">
            <text:p>25478</text:p>
          </table:table-cell>
          <table:table-cell office:value-type="float" office:value="33606" calcext:value-type="float">
            <text:p>33606</text:p>
          </table:table-cell>
          <table:table-cell office:value-type="float" office:value="38649" calcext:value-type="float">
            <text:p>38649</text:p>
          </table:table-cell>
          <table:table-cell office:value-type="float" office:value="81058" calcext:value-type="float">
            <text:p>81058</text:p>
          </table:table-cell>
          <table:table-cell office:value-type="float" office:value="119707" calcext:value-type="float">
            <text:p>119707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II-12</text:p>
          </table:table-cell>
          <table:table-cell office:value-type="float" office:value="47772" calcext:value-type="float">
            <text:p>47772</text:p>
          </table:table-cell>
          <table:table-cell office:value-type="float" office:value="20067" calcext:value-type="float">
            <text:p>20067</text:p>
          </table:table-cell>
          <table:table-cell office:value-type="float" office:value="28150" calcext:value-type="float">
            <text:p>28150</text:p>
          </table:table-cell>
          <table:table-cell office:value-type="float" office:value="29651" calcext:value-type="float">
            <text:p>29651</text:p>
          </table:table-cell>
          <table:table-cell office:value-type="float" office:value="66339" calcext:value-type="float">
            <text:p>66339</text:p>
          </table:table-cell>
          <table:table-cell office:value-type="float" office:value="95989" calcext:value-type="float">
            <text:p>95989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V-12</text:p>
          </table:table-cell>
          <table:table-cell office:value-type="float" office:value="59736" calcext:value-type="float">
            <text:p>59736</text:p>
          </table:table-cell>
          <table:table-cell office:value-type="float" office:value="24741" calcext:value-type="float">
            <text:p>24741</text:p>
          </table:table-cell>
          <table:table-cell office:value-type="float" office:value="33728" calcext:value-type="float">
            <text:p>33728</text:p>
          </table:table-cell>
          <table:table-cell office:value-type="float" office:value="37888" calcext:value-type="float">
            <text:p>37888</text:p>
          </table:table-cell>
          <table:table-cell office:value-type="float" office:value="80317" calcext:value-type="float">
            <text:p>80317</text:p>
          </table:table-cell>
          <table:table-cell office:value-type="float" office:value="118205" calcext:value-type="float">
            <text:p>11820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-13</text:p>
          </table:table-cell>
          <table:table-cell office:value-type="float" office:value="47323" calcext:value-type="float">
            <text:p>47323</text:p>
          </table:table-cell>
          <table:table-cell office:value-type="float" office:value="19693" calcext:value-type="float">
            <text:p>19693</text:p>
          </table:table-cell>
          <table:table-cell office:value-type="float" office:value="27539" calcext:value-type="float">
            <text:p>27539</text:p>
          </table:table-cell>
          <table:table-cell office:value-type="float" office:value="31432" calcext:value-type="float">
            <text:p>31432</text:p>
          </table:table-cell>
          <table:table-cell office:value-type="float" office:value="63123" calcext:value-type="float">
            <text:p>63123</text:p>
          </table:table-cell>
          <table:table-cell office:value-type="float" office:value="94555" calcext:value-type="float">
            <text:p>94555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 calcext:value-type="string">
            <text:p>II-13</text:p>
          </table:table-cell>
          <table:table-cell table:style-name="ce12" office:value-type="float" office:value="55845" calcext:value-type="float">
            <text:p>55845</text:p>
          </table:table-cell>
          <table:table-cell table:style-name="ce12" office:value-type="float" office:value="22789" calcext:value-type="float">
            <text:p>22789</text:p>
          </table:table-cell>
          <table:table-cell table:style-name="ce12" office:value-type="float" office:value="30049" calcext:value-type="float">
            <text:p>30049</text:p>
          </table:table-cell>
          <table:table-cell table:style-name="ce12" office:value-type="float" office:value="36215" calcext:value-type="float">
            <text:p>36215</text:p>
          </table:table-cell>
          <table:table-cell table:style-name="ce12" office:value-type="float" office:value="72468" calcext:value-type="float">
            <text:p>72468</text:p>
          </table:table-cell>
          <table:table-cell table:style-name="ce12" office:value-type="float" office:value="108683" calcext:value-type="float">
            <text:p>108683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 calcext:value-type="string">
            <text:p>III-13</text:p>
          </table:table-cell>
          <table:table-cell table:style-name="ce12" office:value-type="float" office:value="45806" calcext:value-type="float">
            <text:p>45806</text:p>
          </table:table-cell>
          <table:table-cell table:style-name="ce12" office:value-type="float" office:value="19209" calcext:value-type="float">
            <text:p>19209</text:p>
          </table:table-cell>
          <table:table-cell table:style-name="ce12" office:value-type="float" office:value="26067" calcext:value-type="float">
            <text:p>26067</text:p>
          </table:table-cell>
          <table:table-cell table:style-name="ce12" office:value-type="float" office:value="29767" calcext:value-type="float">
            <text:p>29767</text:p>
          </table:table-cell>
          <table:table-cell table:style-name="ce12" office:value-type="float" office:value="61316" calcext:value-type="float">
            <text:p>61316</text:p>
          </table:table-cell>
          <table:table-cell table:style-name="ce12" office:value-type="float" office:value="91083" calcext:value-type="float">
            <text:p>91083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 calcext:value-type="string">
            <text:p>IV-13</text:p>
          </table:table-cell>
          <table:table-cell table:style-name="ce12" office:value-type="float" office:value="56182" calcext:value-type="float">
            <text:p>56182</text:p>
          </table:table-cell>
          <table:table-cell table:style-name="ce12" office:value-type="float" office:value="22547" calcext:value-type="float">
            <text:p>22547</text:p>
          </table:table-cell>
          <table:table-cell table:style-name="ce12" office:value-type="float" office:value="30075" calcext:value-type="float">
            <text:p>30075</text:p>
          </table:table-cell>
          <table:table-cell table:style-name="ce12" office:value-type="float" office:value="34708" calcext:value-type="float">
            <text:p>34708</text:p>
          </table:table-cell>
          <table:table-cell table:style-name="ce12" office:value-type="float" office:value="74095" calcext:value-type="float">
            <text:p>74095</text:p>
          </table:table-cell>
          <table:table-cell table:style-name="ce12" office:value-type="float" office:value="108804" calcext:value-type="float">
            <text:p>108804</text:p>
          </table:table-cell>
          <table:table-cell/>
        </table:table-row>
        <table:table-row table:style-name="ro2">
          <table:table-cell table:number-columns-repeated="3"/>
          <table:table-cell table:style-name="ce12" office:value-type="string" calcext:value-type="string">
            <text:p>I-14</text:p>
          </table:table-cell>
          <table:table-cell table:style-name="ce12" office:value-type="float" office:value="49545" calcext:value-type="float">
            <text:p>49545</text:p>
          </table:table-cell>
          <table:table-cell table:style-name="ce12" office:value-type="float" office:value="21778" calcext:value-type="float">
            <text:p>21778</text:p>
          </table:table-cell>
          <table:table-cell table:style-name="ce12" office:value-type="float" office:value="27124" calcext:value-type="float">
            <text:p>27124</text:p>
          </table:table-cell>
          <table:table-cell table:style-name="ce12" office:value-type="float" office:value="34192" calcext:value-type="float">
            <text:p>34192</text:p>
          </table:table-cell>
          <table:table-cell table:style-name="ce12" office:value-type="float" office:value="64255" calcext:value-type="float">
            <text:p>64255</text:p>
          </table:table-cell>
          <table:table-cell table:style-name="ce12" office:value-type="float" office:value="98446" calcext:value-type="float">
            <text:p>98446</text:p>
          </table:table-cell>
          <table:table-cell table:formula="of:=[.J9]/j#REF!-1" office:value-type="string" office:string-value="" calcext:value-type="error">
            <text:p>Err:509</text:p>
          </table:table-cell>
        </table:table-row>
        <table:table-row table:style-name="ro2">
          <table:table-cell table:number-columns-repeated="3"/>
          <table:table-cell table:style-name="ce12" office:value-type="string" calcext:value-type="string">
            <text:p>II-14</text:p>
          </table:table-cell>
          <table:table-cell table:style-name="ce12" office:value-type="float" office:value="55690" calcext:value-type="float">
            <text:p>55690</text:p>
          </table:table-cell>
          <table:table-cell table:style-name="ce12" office:value-type="float" office:value="23181" calcext:value-type="float">
            <text:p>23181</text:p>
          </table:table-cell>
          <table:table-cell table:style-name="ce12" office:value-type="float" office:value="28776" calcext:value-type="float">
            <text:p>28776</text:p>
          </table:table-cell>
          <table:table-cell table:style-name="ce12" office:value-type="float" office:value="36895" calcext:value-type="float">
            <text:p>36895</text:p>
          </table:table-cell>
          <table:table-cell table:style-name="ce12" office:value-type="float" office:value="70752" calcext:value-type="float">
            <text:p>70752</text:p>
          </table:table-cell>
          <table:table-cell table:style-name="ce12" office:value-type="float" office:value="107647" calcext:value-type="float">
            <text:p>107647</text:p>
          </table:table-cell>
          <table:table-cell table:formula="of:=[.J10]/j#REF!-1" office:value-type="string" office:string-value="" calcext:value-type="error">
            <text:p>Err:509</text:p>
          </table:table-cell>
        </table:table-row>
        <table:table-row table:style-name="ro2">
          <table:table-cell table:number-columns-repeated="3"/>
          <table:table-cell table:style-name="ce12" office:value-type="string" calcext:value-type="string">
            <text:p>III-14</text:p>
          </table:table-cell>
          <table:table-cell table:style-name="ce12" office:value-type="float" office:value="47800" calcext:value-type="float">
            <text:p>47800</text:p>
          </table:table-cell>
          <table:table-cell table:style-name="ce12" office:value-type="float" office:value="20073" calcext:value-type="float">
            <text:p>20073</text:p>
          </table:table-cell>
          <table:table-cell table:style-name="ce12" office:value-type="float" office:value="27016" calcext:value-type="float">
            <text:p>27016</text:p>
          </table:table-cell>
          <table:table-cell table:style-name="ce12" office:value-type="float" office:value="31827" calcext:value-type="float">
            <text:p>31827</text:p>
          </table:table-cell>
          <table:table-cell table:style-name="ce12" office:value-type="float" office:value="63061" calcext:value-type="float">
            <text:p>63061</text:p>
          </table:table-cell>
          <table:table-cell table:style-name="ce12" office:value-type="float" office:value="94888" calcext:value-type="float">
            <text:p>94888</text:p>
          </table:table-cell>
          <table:table-cell table:formula="of:=[.J11]/j#REF!-1" office:value-type="string" office:string-value="" calcext:value-type="error">
            <text:p>Err:509</text:p>
          </table:table-cell>
        </table:table-row>
        <table:table-row table:style-name="ro2">
          <table:table-cell table:number-columns-repeated="3"/>
          <table:table-cell table:style-name="ce12" office:value-type="string" calcext:value-type="string">
            <text:p>IV-14</text:p>
          </table:table-cell>
          <table:table-cell table:style-name="ce12" office:value-type="float" office:value="60405" calcext:value-type="float">
            <text:p>60405</text:p>
          </table:table-cell>
          <table:table-cell table:style-name="ce12" office:value-type="float" office:value="24650" calcext:value-type="float">
            <text:p>24650</text:p>
          </table:table-cell>
          <table:table-cell table:style-name="ce12" office:value-type="float" office:value="31488" calcext:value-type="float">
            <text:p>31488</text:p>
          </table:table-cell>
          <table:table-cell table:style-name="ce12" office:value-type="float" office:value="38959" calcext:value-type="float">
            <text:p>38959</text:p>
          </table:table-cell>
          <table:table-cell table:style-name="ce12" office:value-type="float" office:value="77583" calcext:value-type="float">
            <text:p>77583</text:p>
          </table:table-cell>
          <table:table-cell table:style-name="ce12" office:value-type="float" office:value="116543" calcext:value-type="float">
            <text:p>116543</text:p>
          </table:table-cell>
          <table:table-cell table:formula="of:=[.J12]/j#REF!-1" office:value-type="string" office:string-value="" calcext:value-type="error">
            <text:p>Err:509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I-15</text:p>
          </table:table-cell>
          <table:table-cell table:style-name="ce12" office:value-type="float" office:value="48318" calcext:value-type="float">
            <text:p>48318</text:p>
          </table:table-cell>
          <table:table-cell table:style-name="ce12" office:value-type="float" office:value="20202" calcext:value-type="float">
            <text:p>20202</text:p>
          </table:table-cell>
          <table:table-cell table:style-name="ce12" office:value-type="float" office:value="26935" calcext:value-type="float">
            <text:p>26935</text:p>
          </table:table-cell>
          <table:table-cell table:style-name="ce12" office:value-type="float" office:value="32639" calcext:value-type="float">
            <text:p>32639</text:p>
          </table:table-cell>
          <table:table-cell table:style-name="ce12" office:value-type="float" office:value="62816" calcext:value-type="float">
            <text:p>62816</text:p>
          </table:table-cell>
          <table:table-cell table:style-name="ce12" office:value-type="float" office:value="95455" calcext:value-type="float">
            <text:p>95455</text:p>
          </table:table-cell>
          <table:table-cell table:formula="of:=[.J13]/[.J9]-1" office:value-type="percentage" office:value="-0.0303821384312212" calcext:value-type="percentage">
            <text:p>-3,04%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II-15</text:p>
          </table:table-cell>
          <table:table-cell table:style-name="ce12" office:value-type="float" office:value="61412" calcext:value-type="float">
            <text:p>61412</text:p>
          </table:table-cell>
          <table:table-cell table:style-name="ce12" office:value-type="float" office:value="24653" calcext:value-type="float">
            <text:p>24653</text:p>
          </table:table-cell>
          <table:table-cell table:style-name="ce12" office:value-type="float" office:value="30457" calcext:value-type="float">
            <text:p>30457</text:p>
          </table:table-cell>
          <table:table-cell table:style-name="ce12" office:value-type="float" office:value="40448" calcext:value-type="float">
            <text:p>40448</text:p>
          </table:table-cell>
          <table:table-cell table:style-name="ce12" office:value-type="float" office:value="76075" calcext:value-type="float">
            <text:p>76075</text:p>
          </table:table-cell>
          <table:table-cell table:style-name="ce12" office:value-type="float" office:value="116523" calcext:value-type="float">
            <text:p>116523</text:p>
          </table:table-cell>
          <table:table-cell table:formula="of:=[.J14]/[.J10]-1" office:value-type="percentage" office:value="0.0824546898659508" calcext:value-type="percentage">
            <text:p>8,25%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III-15</text:p>
          </table:table-cell>
          <table:table-cell table:style-name="ce12" office:value-type="float" office:value="53974" calcext:value-type="float">
            <text:p>53974</text:p>
          </table:table-cell>
          <table:table-cell table:style-name="ce12" office:value-type="float" office:value="22218" calcext:value-type="float">
            <text:p>22218</text:p>
          </table:table-cell>
          <table:table-cell table:style-name="ce12" office:value-type="float" office:value="28912" calcext:value-type="float">
            <text:p>28912</text:p>
          </table:table-cell>
          <table:table-cell table:style-name="ce12" office:value-type="float" office:value="35725" calcext:value-type="float">
            <text:p>35725</text:p>
          </table:table-cell>
          <table:table-cell table:style-name="ce12" office:value-type="float" office:value="69380" calcext:value-type="float">
            <text:p>69380</text:p>
          </table:table-cell>
          <table:table-cell table:style-name="ce12" office:value-type="float" office:value="105105" calcext:value-type="float">
            <text:p>105105</text:p>
          </table:table-cell>
          <table:table-cell table:formula="of:=[.J15]/[.J11]-1" office:value-type="percentage" office:value="0.107674310766377" calcext:value-type="percentage">
            <text:p>10,77%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IV-15</text:p>
          </table:table-cell>
          <table:table-cell table:style-name="ce12" office:value-type="float" office:value="66763" calcext:value-type="float">
            <text:p>66763</text:p>
          </table:table-cell>
          <table:table-cell table:style-name="ce12" office:value-type="float" office:value="27393" calcext:value-type="float">
            <text:p>27393</text:p>
          </table:table-cell>
          <table:table-cell table:style-name="ce12" office:value-type="float" office:value="33398" calcext:value-type="float">
            <text:p>33398</text:p>
          </table:table-cell>
          <table:table-cell table:style-name="ce12" office:value-type="float" office:value="43193" calcext:value-type="float">
            <text:p>43193</text:p>
          </table:table-cell>
          <table:table-cell table:style-name="ce12" office:value-type="float" office:value="84360" calcext:value-type="float">
            <text:p>84360</text:p>
          </table:table-cell>
          <table:table-cell table:style-name="ce12" office:value-type="float" office:value="127553" calcext:value-type="float">
            <text:p>127553</text:p>
          </table:table-cell>
          <table:table-cell table:formula="of:=[.J16]/[.J12]-1" office:value-type="percentage" office:value="0.0944715684339685" calcext:value-type="percentage">
            <text:p>9,45%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oglio5" table:style-name="ta1">
        <table:table-column table:style-name="co2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ia casoria</text:p>
          </table:table-cell>
          <table:table-cell office:value-type="float" office:value="140000" calcext:value-type="float">
            <text:p>140000</text:p>
          </table:table-cell>
          <table:table-cell office:value-type="float" office:value="55" calcext:value-type="float">
            <text:p>55</text:p>
          </table:table-cell>
          <table:table-cell table:formula="of:=[.D4]/[.E4]" office:value-type="float" office:value="2545.45454545455" calcext:value-type="float">
            <text:p>2545,4545454546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55" calcext:value-type="float">
            <text:p>55</text:p>
          </table:table-cell>
          <table:table-cell table:formula="of:=[.H4]/[.I4]" office:value-type="float" office:value="3636.36363636364" calcext:value-type="float">
            <text:p>3636,3636363636</text:p>
          </table:table-cell>
        </table:table-row>
        <table:table-row table:style-name="ro1">
          <table:table-cell table:number-columns-repeated="3"/>
          <table:table-cell table:formula="of:=[.F4]*[.E5]" office:value-type="float" office:value="305454.545454545" calcext:value-type="float">
            <text:p>305454,54545454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J4]*[.I5]" office:value-type="float" office:value="436363.636363636" calcext:value-type="float">
            <text:p>436363,63636363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5]-[.D4]" office:value-type="float" office:value="165454.545454545" calcext:value-type="float">
            <text:p>165454,545454545</text:p>
          </table:table-cell>
          <table:table-cell table:number-columns-repeated="3"/>
          <table:table-cell table:formula="of:=[.H5]-[.H4]" office:value-type="float" office:value="236363.636363636" calcext:value-type="float">
            <text:p>236363,6363636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P0" style:volatile="true">
      <number:number number:decimal-places="2" number:min-integer-digits="1"/>
      <number:text>%</number:text>
    </number:percentage-style>
    <number:percentage-style style:name="N105">
      <style:text-properties fo:color="#ff0000"/>
      <number:text>-</number:text>
      <number:number number:decimal-places="2" number:min-integer-digits="1"/>
      <number:text>%</number:text>
      <style:map style:condition="value()&gt;=0" style:apply-style-name="N105P0"/>
    </number:percentage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7:26:53.6165995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5-09-27T12:18:18</meta:creation-date>
    <dc:date>2016-06-04T14:21:09.580757833</dc:date>
    <dc:creator>Paolo </dc:creator>
    <meta:editing-duration>P1DT20H7M27S</meta:editing-duration>
    <meta:editing-cycles>8</meta:editing-cycles>
    <meta:generator>LibreOffice/4.3.3.2$Linux_X86_64 LibreOffice_project/430m0$Build-2</meta:generator>
    <meta:document-statistic meta:table-count="5" meta:cell-count="5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oglio1.B3:Foglio1.B22 Foglio1.C3:Foglio1.C20 Foglio1.E3:Foglio1.E21" chart:data-source-has-labels="both" svg:x="0.32cm" svg:y="0.18cm" svg:width="15.36cm" svg:height="8.64cm">
          <chartooo:coordinate-region svg:x="1.127cm" svg:y="0.379cm" svg:width="13.996cm" svg:height="7.794cm"/>
          <chart:axis chart:dimension="x" chart:name="primary-x" chart:style-name="ch3" chartooo:axis-type="auto">
            <chart:categories table:cell-range-address="Foglio1.B3:Foglio1.B2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E3:Foglio1.E21" chart:label-cell-address="Foglio1.B3:Foglio1.B18" chart:class="chart:scatter">
            <chart:domain table:cell-range-address="Foglio1.C3:Foglio1.C20"/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2005 2006 2007 2008 2009 2010 2011 2012 2013 2014 2015</text:p>
                <text:list>
                  <text:list-item>
                    <text:p>2005</text:p>
                  </text:list-item>
                  <text:list-item>
                    <text:p>2006</text:p>
                  </text:list-item>
                  <text:list-item>
                    <text:p>2007</text:p>
                  </text:list-item>
                  <text:list-item>
                    <text:p>2008</text:p>
                  </text:list-item>
                  <text:list-item>
                    <text:p>2009</text:p>
                  </text:list-item>
                  <text:list-item>
                    <text:p>2010</text:p>
                  </text:list-item>
                  <text:list-item>
                    <text:p>2011</text:p>
                  </text:list-item>
                  <text:list-item>
                    <text:p>2012</text:p>
                  </text:list-item>
                  <text:list-item>
                    <text:p>2013</text:p>
                  </text:list-item>
                  <text:list-item>
                    <text:p>2014</text:p>
                  </text:list-item>
                  <text:list-item>
                    <text:p>201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oglio1.B3:Foglio1.B18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10</text:p>
                <draw:g>
                  <svg:desc>Foglio1.B3:Foglio1.B22</svg:desc>
                </draw:g>
              </table:table-cell>
              <table:table-cell office:value-type="float" office:value="804126">
                <text:p>804126</text:p>
                <draw:g>
                  <svg:desc>Foglio1.C3:Foglio1.C20</svg:desc>
                </draw:g>
              </table:table-cell>
              <table:table-cell office:value-type="float" office:value="107.3">
                <text:p>107.3</text:p>
                <draw:g>
                  <svg:desc>Foglio1.E3:Foglio1.E21</svg:desc>
                </draw:g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33350">
                <text:p>833350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45051">
                <text:p>845051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806225">
                <text:p>806225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86587">
                <text:p>686587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17286">
                <text:p>617286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603176">
                <text:p>603176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48364">
                <text:p>448364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06928">
                <text:p>406928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421336">
                <text:p>421336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448893">
                <text:p>44889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83cm" svg:height="8.932cm" xlink:href=".." xlink:type="simple" chart:class="chart:line" chart:style-name="ch1">
        <chart:legend chart:legend-position="end" svg:x="11.325cm" svg:y="3.918cm" style:legend-expansion="high" chart:style-name="ch2"/>
        <chart:plot-area chart:style-name="ch3" table:cell-range-address="Mutui.E20:Mutui.E65 Mutui.G20:Mutui.G65 Mutui.I20:Mutui.I65" chart:data-source-has-labels="column" svg:x="-0.496cm" svg:y="0.243cm" svg:width="11.705cm" svg:height="8.62cm">
          <chartooo:coordinate-region svg:x="1.025cm" svg:y="0.442cm" svg:width="10.184cm" svg:height="8.222cm"/>
          <chart:axis chart:dimension="x" chart:name="primary-x" chart:style-name="ch4" chartooo:axis-type="auto">
            <chartooo:date-scale/>
            <chart:categories table:cell-range-address="Mutui.E20:Mutui.E65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utui.G20:Mutui.G65" chart:class="chart:line">
            <chart:data-point chart:repeated="46"/>
          </chart:series>
          <chart:series chart:style-name="ch8" chart:values-cell-range-address="Mutui.I20:Mutui.I65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marzo</text:p>
                <draw:g>
                  <svg:desc>Mutui.E20:Mutui.E65</svg:desc>
                </draw:g>
              </table:table-cell>
              <table:table-cell office:value-type="float" office:value="-0.463333333333333">
                <text:p>-0.463333333333333</text:p>
                <draw:g>
                  <svg:desc>Mutui.G20:Mutui.G65</svg:desc>
                </draw:g>
              </table:table-cell>
              <table:table-cell office:value-type="float" office:value="-0.194940780815909">
                <text:p>-0.194940780815909</text:p>
                <draw:g>
                  <svg:desc>Mutui.I20:Mutui.I65</svg:desc>
                </draw:g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-0.252480657428859">
                <text:p>-0.25248065742885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-0.42">
                <text:p>-0.42</text:p>
              </table:table-cell>
              <table:table-cell office:value-type="float" office:value="-0.267958055290753">
                <text:p>-0.267958055290753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-0.33">
                <text:p>-0.33</text:p>
              </table:table-cell>
              <table:table-cell office:value-type="float" office:value="-0.305415998260675">
                <text:p>-0.305415998260675</text:p>
              </table:table-cell>
            </table:table-row>
            <table:table-row>
              <table:table-cell office:value-type="string">
                <text:p>genna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“marzo 2013”</text:p>
              </table:table-cell>
              <table:table-cell office:value-type="float" office:value="-0.11">
                <text:p>-0.11</text:p>
              </table:table-cell>
              <table:table-cell office:value-type="float" office:value="-0.141314613680119">
                <text:p>-0.141314613680119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-0.09">
                <text:p>-0.09</text:p>
              </table:table-cell>
              <table:table-cell office:value-type="float" office:value="0.149415683993443">
                <text:p>0.149415683993443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0.0443333333333333">
                <text:p>0.0443333333333333</text:p>
              </table:table-cell>
              <table:table-cell office:value-type="float" office:value="-0.161938849682103">
                <text:p>-0.161938849682103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0.051">
                <text:p>0.051</text:p>
              </table:table-cell>
              <table:table-cell office:value-type="float" office:value="0.194558808998386">
                <text:p>0.194558808998386</text:p>
              </table:table-cell>
            </table:table-row>
            <table:table-row>
              <table:table-cell office:value-type="string">
                <text:p>genna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0.0963333333333333">
                <text:p>0.0963333333333333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0.111">
                <text:p>0.111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0.246">
                <text:p>0.246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string">
                <text:p>genna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0.369">
                <text:p>0.369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0.717">
                <text:p>0.717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0.582566666666667">
                <text:p>0.582566666666667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0.460666666666667">
                <text:p>0.460666666666667</text:p>
              </table:table-cell>
              <table:table-cell office:value-type="float" office:value="0.0945">
                <text:p>0.0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